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12c25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45278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45278" officeooo:paragraph-rsid="00145278" style:font-size-asian="12pt" style:font-size-complex="12pt"/>
    </style:style>
    <style:style style:name="T1" style:family="text">
      <style:text-properties officeooo:rsid="00112c25"/>
    </style:style>
    <style:style style:name="T2" style:family="text">
      <style:text-properties officeooo:rsid="00145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@<text:span text:style-name="T2">RespectHierarchy</text:span></text:p>
      <text:p text:style-name="P4">@WithinHQ</text:p>
      <text:p text:style-name="P4">@SubordinateOnly</text:p>
      <text:p text:style-name="P3">public <text:span text:style-name="T2">EmplOps[]</text:span> <text:span text:style-name="T2">overseeAllOps(EmplInfo info, CallerLocation cl) {</text:span></text:p>
      <text:p text:style-name="P3"><text:s text:c="2"/><text:span text:style-name="T2">EmplOps[] empops = // logic for retrieving data</text:span></text:p>
      <text:p text:style-name="P3"><text:s text:c="2"/><text:span text:style-name="T2">return empops;</text:span></text:p>
      <text:p text:style-name="P3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7T16:06:36.225802418</dc:date>
    <meta:editing-duration>PT10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1" meta:character-count="174" meta:non-whitespace-character-count="156"/>
  </office:meta>
</office:document-meta>
</file>